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66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19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 style:list-style-name="L4">
      <style:graphic-properties draw:fill-color="#ffffff" fo:min-height="12.179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hd Research Effort</text:p>
          </draw:text-box>
        </draw:frame>
        <draw:frame draw:style-name="gr1" draw:layer="layout" svg:width="10.467cm" svg:height="4.674cm" svg:x="7.4cm" svg:y="7.6cm">
          <draw:text-box>
            <text:p><text:span text:style-name="T1">Sai Gollapudi</text:span></text:p>
            <text:p>Aug, 2015</text:p>
            <text:p/>
            <text:p/>
            <text:p>IIIT-Hyd/SERC</text:p>
            <text:p>Advisor: Prof. Venkatesh Choppell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2" draw:layer="layout" svg:width="25.199cm" svg:height="3.506cm" svg:x="1.4cm" svg:y="0.837cm" presentation:class="title">
          <draw:text-box>
            <text:p text:style-name="P2">Semester Goal</text:p>
          </draw:text-box>
        </draw:frame>
        <draw:frame presentation:style-name="pr3" draw:text-style-name="P2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2"><text:s/>Implementation </text:p>
              </text:list-item>
            </text:list>
            <text:list text:style-name="L4">
              <text:list-item>
                <text:list>
                  <text:list-item>
                    <text:p text:style-name="P2"><text:s/>Develop a Sweet based app </text:p>
                  </text:list-item>
                  <text:list-item>
                    <text:p text:style-name="P2"><text:s/>Have a critical base for testing, publishing</text:p>
                  </text:list-item>
                </text:list>
              </text:list-item>
            </text:list>
            <text:list text:style-name="L3">
              <text:list-header>
                <text:p text:style-name="P2"/>
              </text:list-header>
              <text:list-item>
                <text:p text:style-name="P2"><text:s/>Publication objective</text:p>
              </text:list-item>
            </text:list>
            <text:list text:style-name="L4">
              <text:list-item>
                <text:list>
                  <text:list-item>
                    <text:p text:style-name="P2"><text:s/>Trying to target a journal paper first and conferences second</text:p>
                  </text:list-item>
                  <text:list-item>
                    <text:p text:style-name="P2"><text:s/>Having an implementation is key for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mplementation objective<text:line-break/>a Sweet based ap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Building blocks approach </text:p>
              </text:list-item>
            </text:list>
          </draw:text-box>
        </draw:frame>
        <draw:custom-shape draw:style-name="gr3" draw:text-style-name="P3" draw:layer="layout" svg:width="12.2cm" svg:height="1.1cm" svg:x="0.2cm" svg:y="18.7cm">
          <text:p text:style-name="P3"><text:span text:style-name="T2">Learn Development</text:span></text:p>
          <text:p text:style-name="P3"><text:span text:style-name="T3">(setup of infra, learn few languages, technologies, frameworks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4cm" svg:height="1.2cm" svg:x="4.9cm" svg:y="17.4cm">
          <text:p text:style-name="P4">Learn Sweets</text:p>
          <text:p text:style-name="P4"><text:span text:style-name="T4">(Understand how Sweets are working, used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4cm" svg:height="1.1cm" svg:x="12.5cm" svg:y="16.2cm">
          <text:p text:style-name="P4">Develop SweetApps</text:p>
          <text:p text:style-name="P4"><text:span text:style-name="T4">(simple functionality, complex / innovative Sweet based...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4cm" svg:height="1.1cm" svg:x="12.5cm" svg:y="14.9cm">
          <text:p text:style-name="P4">Annotate</text:p>
          <text:p text:style-name="P4"><text:span text:style-name="T4">(a system that can annotate multiple media, web files, PDFs...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4cm" svg:height="1.2cm" svg:x="12.5cm" svg:y="13.6cm">
          <text:p text:style-name="P4">Ontology</text:p>
          <text:p text:style-name="P4"><text:span text:style-name="T4">(work constrained by at least 2 ontologies... to show diversity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2.4cm" svg:height="1.1cm" svg:x="12.5cm" svg:y="12.4cm">
          <text:p text:style-name="P4">Application</text:p>
          <text:p text:style-name="P4"><text:span text:style-name="T4">(at least 2 domains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4cm" svg:height="1.1cm" svg:x="12.5cm" svg:y="11.2cm">
          <text:p text:style-name="P4">Emphirical testing</text:p>
          <text:p text:style-name="P4"><text:span text:style-name="T4">(field studies...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4cm" svg:height="1.1cm" svg:x="12.5cm" svg:y="10cm">
          <text:p text:style-name="P4">Publishing</text:p>
          <text:p text:style-name="P4"><text:span text:style-name="T4">(Journal first &gt; conference 2nd)</text:span></text:p>
          <draw:enhanced-geometry svg:viewBox="0 0 21600 21600" draw:type="rectangle" draw:enhanced-path="M 0 0 L 21600 0 21600 21600 0 21600 0 0 Z N"/>
        </draw:custom-shape>
        <draw:frame draw:style-name="gr1" draw:layer="layout" svg:width="2.966cm" svg:height="0.962cm" svg:x="12.3cm" svg:y="19.3cm">
          <draw:text-box>
            <text:p>July-Aug</text:p>
          </draw:text-box>
        </draw:frame>
        <draw:frame draw:style-name="gr1" draw:layer="layout" svg:width="3.144cm" svg:height="0.962cm" svg:x="16.2cm" svg:y="18cm">
          <draw:text-box>
            <text:p>Aug-Sept</text:p>
          </draw:text-box>
        </draw:frame>
        <draw:frame draw:style-name="gr1" draw:layer="layout" svg:width="1.493cm" svg:height="0.962cm" svg:x="9.6cm" svg:y="15.4cm">
          <draw:text-box>
            <text:p>Oct</text:p>
          </draw:text-box>
        </draw:frame>
        <draw:frame draw:style-name="gr1" draw:layer="layout" svg:width="1.628cm" svg:height="0.962cm" svg:x="9.7cm" svg:y="13.6cm">
          <draw:text-box>
            <text:p>Nov</text:p>
          </draw:text-box>
        </draw:frame>
        <draw:frame draw:style-name="gr1" draw:layer="layout" svg:width="2.348cm" svg:height="0.962cm" svg:x="9.452cm" svg:y="12.4cm">
          <draw:text-box>
            <text:p>Jan'16</text:p>
          </draw:text-box>
        </draw:frame>
        <draw:frame draw:style-name="gr1" draw:layer="layout" svg:width="2.42cm" svg:height="0.962cm" svg:x="9.6cm" svg:y="10.638cm">
          <draw:text-box>
            <text:p>Feb'16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Overall Narattive or Thesis positio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Problem Statement</text:p>
                <text:list>
                  <text:list-item>
                    <text:p>Huge amount of content exists, some of it is not accessible to specific communities. PULL model</text:p>
                    <text:list>
                      <text:list-item>
                        <text:p>E.g. English -&gt; NonEnglish</text:p>
                      </text:list-item>
                    </text:list>
                  </text:list-item>
                  <text:list-item>
                    <text:p>Material already exists but I wish to deliver it to more consumers. PUSH model</text:p>
                    <text:list>
                      <text:list-item>
                        <text:p>E.g. mashup, translations</text:p>
                      </text:list-item>
                    </text:list>
                  </text:list-item>
                </text:list>
                <text:p/>
              </text:list-item>
              <text:list-item>
                <text:p>My Area of Work</text:p>
                <text:list>
                  <text:list-item>
                    <text:p>To address this PUSH, PULL of existing content, I am <text:span text:style-name="T5">proposing an approach</text:span>. </text:p>
                    <text:list>
                      <text:list-item>
                        <text:p>This approach is inspired by the Semantic web architecture. </text:p>
                        <text:list>
                          <text:list-item>
                            <text:p>It uses the concepts of Annotation, Ontologies and Logic layering. </text:p>
                          </text:list-item>
                        </text:list>
                      </text:list-item>
                      <text:list-item>
                        <text:p>For creating &amp; managing markups as additional content on existing published web content, I will propose <text:span text:style-name="T5">Sweets</text:span> as an alternative technique. </text:p>
                      </text:list-item>
                      <text:list-item>
                        <text:p>The concept of Renarration &amp; Semantic Style Sheets will be presented as theoretically relavent concepts which are being implemented by my approach</text:p>
                      </text:list-item>
                    </text:list>
                  </text:list-item>
                  <text:list-item>
                    <text:p>Furthermore, I will <text:span text:style-name="T5">build</text:span> a prototype to ground this proposed approach. (Implementation Obj)</text:p>
                  </text:list-item>
                  <text:list-item>
                    <text:p>Will <text:span text:style-name="T5">validate</text:span> this approach in 2 domains (NPTEL_VLABS_Education &amp; Cartoons_for_blind) to show its credibil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ublication Objectiv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No specifics known yet... to be formulated as I get more concrete in my implementation</text:p>
                <text:p/>
              </text:list-item>
              <text:list-item>
                <text:p>Target Journals with the bigger story</text:p>
              </text:list-item>
              <text:list-item>
                <text:p>Target Conferences with </text:p>
                <text:list>
                  <text:list-item>
                    <text:p>Application / Domain specifics</text:p>
                  </text:list-item>
                  <text:list-item>
                    <text:p>Technique / Design specif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1:36:45.616555978</meta:creation-date>
    <dc:date>2015-08-12T14:53:51.375129860</dc:date>
    <meta:editing-duration>PT25M56S</meta:editing-duration>
    <meta:editing-cycles>1</meta:editing-cycles>
    <meta:document-statistic meta:object-count="55"/>
    <meta:generator>LibreOffice/4.2.8.2$Linux_X86_64 LibreOffice_project/420m0$Build-2</meta:generator>
  </office:meta>
</office:document-meta>
</file>